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2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75cm" fo:min-width="2.3cm"/>
    </style:style>
    <style:style style:name="gr4" style:family="graphic" style:parent-style-name="standard">
      <style:graphic-properties draw:stroke="none" draw:fill="solid" draw:fill-color="#ffffff" fo:min-height="0.95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draw:stroke="none" draw:fill="solid" draw:fill-color="#ffffff" fo:min-height="3.181cm"/>
    </style:style>
    <style:style style:name="gr7" style:family="graphic" style:parent-style-name="objectwithoutfill">
      <style:graphic-properties svg:stroke-color="#6666ff" draw:marker-start="Symmetric_20_Arrow" draw:marker-end="Symmetric_20_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15cm" fo:min-width="2.6cm"/>
    </style:style>
    <style:style style:name="gr10" style:family="graphic" style:parent-style-name="standard">
      <style:graphic-properties draw:stroke="none" draw:fill="none" fo:min-height="3.181cm"/>
    </style:style>
    <style:style style:name="P1" style:family="paragraph">
      <style:paragraph-properties fo:text-align="center">
        <style:tab-stops>
          <style:tab-stop style:position="13.204cm"/>
        </style:tab-stops>
      </style:paragraph-properties>
    </style:style>
    <style:style style:name="P2" style:family="paragraph">
      <loext:graphic-properties draw:fill="none"/>
      <style:paragraph-properties fo:text-align="center">
        <style:tab-stops>
          <style:tab-stop style:position="13.204cm"/>
        </style:tab-stops>
      </style:paragraph-properties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line-height="150%" fo:text-align="center" style:writing-mode="lr-tb"/>
    </style:style>
    <style:style style:name="P6" style:family="paragraph">
      <loext:graphic-properties draw:fill="solid" draw:fill-color="#ffffff"/>
      <style:paragraph-properties fo:line-height="150%"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66ff"/>
      <style:paragraph-properties fo:text-align="center"/>
    </style:style>
    <style:style style:name="P9" style:family="paragraph">
      <loext:graphic-properties draw:fill="none"/>
      <style:paragraph-properties fo:line-height="150%"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26cm" svg:height="1.674cm" svg:x="-0.126cm" svg:y="0.126cm">
          <draw:text-box>
            <text:p text:style-name="P1"><text:span text:style-name="T1">Transports</text:span></text:p>
          </draw:text-box>
        </draw:frame>
        <draw:custom-shape draw:style-name="gr2" draw:text-style-name="P4" draw:layer="layout" svg:width="3.2cm" svg:height="1.2cm" svg:x="8.4cm" svg:y="3cm">
          <text:p text:style-name="P3"><text:span text:style-name="T2">Trans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cm" svg:height="1.2cm" svg:x="1cm" svg:y="4cm">
          <text:p text:style-name="P3"><text:span text:style-name="T2">Protocol 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cm" svg:height="1cm" svg:x="4.9cm" svg:y="1.9cm">
          <text:p text:style-name="P3"><text:span text:style-name="T2">Transport </text:span></text:p>
          <text:p text:style-name="P3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6.4cm" svg:height="1.523cm" svg:x="10.1cm" svg:y="1.1cm">
          <draw:text-box>
            <text:p text:style-name="P5"><text:span text:style-name="T3">Transport gives out and manages the lifecycle of channels that route over a network</text:span></text:p>
          </draw:text-box>
        </draw:frame>
        <draw:line draw:style-name="gr5" draw:text-style-name="P7" draw:layer="layout" svg:x1="4.2cm" svg:y1="3.5cm" svg:x2="5cm" svg:y2="2.9cm">
          <text:p/>
        </draw:line>
        <draw:frame draw:style-name="gr6" draw:text-style-name="P6" draw:layer="layout" svg:width="4.8cm" svg:height="3.431cm" svg:x="13.7cm" svg:y="3.246cm">
          <draw:text-box>
            <text:p text:style-name="P5"><text:span text:style-name="T3">Some sort of network communication. Should maintain the channel concept somehow, either via individual connections or multiplexing</text:span></text:p>
          </draw:text-box>
        </draw:frame>
        <draw:line draw:style-name="gr7" draw:text-style-name="P7" draw:layer="layout" svg:x1="11.3cm" svg:y1="6.2cm" svg:x2="10cm" svg:y2="4.205cm">
          <text:p/>
        </draw:line>
        <draw:custom-shape draw:style-name="gr2" draw:text-style-name="P4" draw:layer="layout" svg:width="3.2cm" svg:height="1.2cm" svg:x="1cm" svg:y="2.6cm">
          <text:p text:style-name="P3"><text:span text:style-name="T2">Protocol Stac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cm" svg:height="1.2cm" svg:x="1cm" svg:y="5.4cm">
          <text:p text:style-name="P3"><text:span text:style-name="T2">Protocol Stack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4cm" svg:height="1.523cm" svg:x="3.7cm" svg:y="0.2cm">
          <draw:text-box>
            <text:p text:style-name="P5"><text:span text:style-name="T3">Transport abstracts the transports available and selects the most appropriate one for the requested channel type</text:span></text:p>
          </draw:text-box>
        </draw:frame>
        <draw:line draw:style-name="gr8" draw:text-style-name="P7" draw:layer="layout" svg:x1="4.1cm" svg:y1="1.2cm" svg:x2="4.9cm" svg:y2="2.2cm">
          <text:p/>
        </draw:line>
        <draw:line draw:style-name="gr8" draw:text-style-name="P7" draw:layer="layout" svg:x1="11.7cm" svg:y1="2.1cm" svg:x2="11cm" svg:y2="3cm">
          <text:p/>
        </draw:line>
        <draw:custom-shape draw:style-name="gr2" draw:text-style-name="P4" draw:layer="layout" svg:width="3.2cm" svg:height="1.2cm" svg:x="10.4cm" svg:y="6.2cm">
          <text:p text:style-name="P3"><text:span text:style-name="T2">Transport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7cm" svg:y1="0cm" svg:x2="-0.8cm" svg:y2="11.5cm">
          <text:p/>
        </draw:line>
        <draw:line draw:style-name="gr8" draw:text-style-name="P7" draw:layer="layout" svg:x1="14cm" svg:y1="4.7cm" svg:x2="10.9cm" svg:y2="5.6cm">
          <text:p/>
        </draw:line>
        <draw:custom-shape draw:style-name="gr2" draw:text-style-name="P4" draw:layer="layout" svg:width="3.2cm" svg:height="1.2cm" svg:x="14.7cm" svg:y="6.3cm">
          <text:p text:style-name="P3"><text:span text:style-name="T2">Server Stack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cm" svg:height="1.2cm" svg:x="16.9cm" svg:y="8.1cm">
          <text:p text:style-name="P3"><text:span text:style-name="T2">Protocol Stac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cm" svg:height="1.2cm" svg:x="17.1cm" svg:y="7.9cm">
          <text:p text:style-name="P3"><text:span text:style-name="T2">Protocol Stac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cm" svg:height="1.2cm" svg:x="17.3cm" svg:y="7.7cm">
          <text:p text:style-name="P3"><text:span text:style-name="T2">Protocol Stack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2cm" svg:y1="3.5cm" svg:x2="5cm" svg:y2="2.9cm">
          <text:p/>
        </draw:line>
        <draw:custom-shape draw:style-name="gr9" draw:text-style-name="P8" draw:layer="layout" svg:width="3.1cm" svg:height="0.4cm" svg:x="4.7cm" svg:y="3.6cm">
          <text:p text:style-name="P3"><text:span text:style-name="T2">channel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2cm" svg:y1="3.5cm" svg:x2="4.7cm" svg:y2="3.9cm">
          <text:p/>
        </draw:line>
        <draw:line draw:style-name="gr5" draw:text-style-name="P7" draw:layer="layout" svg:x1="7.8cm" svg:y1="3.7cm" svg:x2="8.4cm" svg:y2="3.7cm">
          <text:p/>
        </draw:line>
        <draw:custom-shape draw:style-name="gr9" draw:text-style-name="P8" draw:layer="layout" svg:width="3.1cm" svg:height="0.4cm" draw:transform="skewX (-0.00750491578357559) rotate (-0.390779219521531) translate (13.834cm 7.4cm)">
          <text:p text:style-name="P3"><text:span text:style-name="T2">channels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7cm" svg:height="3.431cm" svg:x="18.6cm" svg:y="4.5cm">
          <draw:text-box>
            <text:p text:style-name="P5"><text:span text:style-name="T3">Server Stacks is called by the transport to select the appropriate Protocol Stack for an incoming channel</text:span></text:p>
          </draw:text-box>
        </draw:frame>
        <draw:line draw:style-name="gr8" draw:text-style-name="P7" draw:layer="layout" svg:x1="19.2cm" svg:y1="6.8cm" svg:x2="18.6cm" svg:y2="7.7cm">
          <text:p/>
        </draw:line>
        <draw:frame draw:style-name="gr10" draw:text-style-name="P9" draw:layer="layout" svg:width="5.9cm" svg:height="3.431cm" svg:x="6.2cm" svg:y="8.5cm">
          <draw:text-box>
            <text:p text:style-name="P5"><text:span text:style-name="T3">Once a channel is established from client stack to server stack, they communicate bi-directionally in a conversation of unlimited length.</text:span></text:p>
          </draw:text-box>
        </draw:frame>
        <draw:frame draw:style-name="gr10" draw:text-style-name="P9" draw:layer="layout" svg:width="5.9cm" svg:height="3.431cm" svg:x="-0.1cm" svg:y="7.3cm">
          <draw:text-box>
            <text:p text:style-name="P5"><text:span text:style-name="T3">Process starts with the invoking of a client API</text:span></text:p>
          </draw:text-box>
        </draw:frame>
        <draw:line draw:style-name="gr8" draw:text-style-name="P7" draw:layer="layout" svg:x1="0.3cm" svg:y1="7.3cm" svg:x2="1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002cm" fo:margin-left="1cm" fo:margin-right="1cm" fo:page-width="22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13:03:28.922050600</meta:creation-date>
    <meta:generator>LibreOffice/5.2.2.2$Linux_X86_64 LibreOffice_project/20m0$Build-2</meta:generator>
    <dc:date>2017-06-11T21:54:10.497778692</dc:date>
    <meta:editing-duration>PT6H26M38S</meta:editing-duration>
    <meta:editing-cycles>38</meta:editing-cycles>
    <meta:document-statistic meta:object-count="30"/>
  </office:meta>
</office:document-meta>
</file>